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fo:break-before="pag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Normal">
      <style:text-properties fo:font-weight="bold"/>
    </style:style>
    <style:style style:name="P4" style:family="paragraph" style:parent-style-name="Normal">
      <style:paragraph-properties fo:text-align="start" style:justify-single-word="false"/>
      <style:text-properties fo:font-weight="bold" officeooo:paragraph-rsid="00146b56"/>
    </style:style>
    <style:style style:name="P5" style:family="paragraph" style:parent-style-name="Normal">
      <style:text-properties fo:font-weight="bold" officeooo:paragraph-rsid="0014bf76"/>
    </style:style>
    <style:style style:name="P6" style:family="paragraph" style:parent-style-name="Normal">
      <style:text-properties officeooo:rsid="00146b56" officeooo:paragraph-rsid="00146b56"/>
    </style:style>
    <style:style style:name="P7" style:family="paragraph" style:parent-style-name="Normal">
      <style:text-properties fo:font-weight="normal" officeooo:rsid="0014bf76" style:font-weight-asian="normal" style:font-weight-complex="normal"/>
    </style:style>
    <style:style style:name="P8" style:family="paragraph" style:parent-style-name="Normal">
      <style:text-properties fo:font-weight="normal" officeooo:rsid="0014bf76" officeooo:paragraph-rsid="0014bf76" style:font-weight-asian="normal" style:font-weight-complex="normal"/>
    </style:style>
    <style:style style:name="P9" style:family="paragraph" style:parent-style-name="Normal">
      <style:text-properties fo:font-weight="normal" officeooo:rsid="00157069" officeooo:paragraph-rsid="00157069" style:font-weight-asian="normal" style:font-weight-complex="normal"/>
    </style:style>
    <style:style style:name="P10" style:family="paragraph" style:parent-style-name="Normal">
      <style:text-properties officeooo:rsid="00178774" officeooo:paragraph-rsid="00178774"/>
    </style:style>
    <style:style style:name="P11" style:family="paragraph" style:parent-style-name="Normal">
      <style:text-properties fo:font-weight="normal" officeooo:rsid="0014bf76" officeooo:paragraph-rsid="0014bf76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officeooo:rsid="0014bf76"/>
    </style:style>
    <style:style style:name="T3" style:family="text">
      <style:text-properties fo:font-weight="normal" officeooo:rsid="0014bf76" style:font-weight-asian="normal" style:font-weight-complex="normal"/>
    </style:style>
    <style:style style:name="T4" style:family="text">
      <style:text-properties officeooo:rsid="00173c7d"/>
    </style:style>
    <style:style style:name="T5" style:family="text">
      <style:text-properties officeooo:rsid="00178774"/>
    </style:style>
    <style:style style:name="T6" style:family="text">
      <style:text-properties officeooo:rsid="00178ff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Rakenne</text:span> </text:p>
        <text:p text:style-name="Normal"/>
        <text:p text:style-name="P6">Ohjelma on täysin kirjoitettu Java-kielellä ja se koostuu viidestä eri pakkauksesta, jotka ovat: io, käyttöliittymä, logiikka, main sekä util. Io-pakkauksessa sijaitsee Tulostaja-luokka, jonka tehtävänä on tulostaa kartta luettavaan muotoon tekstikäyttöliittymässä. Käyttöliittymässä sijaitsee Java Swing – GUI, joka toimii ohjelman graafisena käyttöliittymänä <text:span text:style-name="T2">sekä Piirtaja, jonka tehtävän on piirtää karttaan polkua</text:span>. Logiikassa sijaitsevat omat tietorakenteet kuten ArrayList, PriorityQueue sekä Jono, mutta myös itse A*-algoritmin toteutus, <text:span text:style-name="T6">sekä MTAA*</text:span>. <text:span text:style-name="T6">Reitinhakuun</text:span> liittyvät luokat ovat samassa pakkauksessa. Nämä luokat ovat Analysoija, jonka tehtävänä on analysoida annettu kartta, Heure<text:span text:style-name="T2">s</text:span>tiikka joka laskee heurestisen arvon <text:span text:style-name="T6">reitinhaku-</text:span>algoritmille, Solmu joka toimii <text:span text:style-name="T6">reitinhaku</text:span>-algoritmin <text:span text:style-name="T6">verkon </text:span>solmuina sekä Enum Ympäristömuuttuja, jossa sijaitsevat globaalit muuttujat, kuten lokaali äärettömyys sekä solmujen painot. Mainissa sijaitsee ohjelman pääohjelma ja lopuksi util kansiossa ovat muun muassa karttakuvat .bmp -muodossa sekä Kuva ja Piste luokka, jotka auttavat sekä GUI:ssa, mutta myös <text:span text:style-name="T6">reitinhaku</text:span>-algoritmissa.</text:p>
        <text:p text:style-name="Normal"/>
        <text:p text:style-name="P3">Saavutetut aikavaativuudet</text:p>
        <text:p text:style-name="P7"/>
        <text:p text:style-name="P8">Algoritmin aikavaativuus on O(|E| <text:span text:style-name="T6">+</text:span> |V| * log|V|) eli sama kuin Dijkstrassa. Tämä johtuu siitä, että algoritmin ydin ja pohja nojaa samaan ideaan, kuin Dijkstran algoritmi. Ainoa ero näiden kahden välillä kuitenkin on vakiokertoimet. A* (tai MT-AA*) käy solmuja paljon vähemmän, kuin Dijkstra ja parhaassa tapauksessa vaadittava solmujen määrä on vain 5-10% Dijkstrasta. Pahimmassa tapauksessa A*:n aloittaessa keskeltä huonetta ja maalin ollessa vaikeassa paikassa, voi A* käydä yhtä paljon solmuja läpi kuin Dijkstra. Tämä kuitenkin tapahtuu erittäin harvoin ja on hyvin epätodennäköisetä, että A*:n tehokkuus laskisi näin alas. </text:p>
        <text:p text:style-name="P8"/>
        <text:p text:style-name="P9">Useissa peräkkäin ajetuissa hauissa MT-AA* taas laskee entisestään A*:n vakiokerrointa jolloin uuteen hakuun tarvittavien analysoitavien solmujen määrä laskee entisestään.</text:p>
        <text:p text:style-name="Normal"/>
        <text:p text:style-name="P3">Suorituskyky ja O-analyysivertailu</text:p>
        <text:p text:style-name="P3"/>
        <text:p text:style-name="P9">Suorituskyvyltään ohjelma on huomattavasti nopeampi, kuin perinteinen Dijkstra ajettuna käytännössä millä tahansa kokoisella kartalla. Algoritmi pystyy myös käsittelemään kokoa 100 * 1000 olevia karttoja noin sekunnissa, joissa solmujen määrä nousee jopa 100 000 solmuun. </text:p>
        <text:p text:style-name="P9"/>
        <text:p text:style-name="P9">Kartan pohjapiirustuksella on ja ei ole väliä. Tämä tarkoittaa käytännössä sitä, että vaikeat kartat tuovat algoritmia lähelle Dijkstraa, mutta avoimet ja luonnolliset taas saattavat olla hyvinkin nopeita MT-AA* suoritukselle ja analysoinnille. <text:span text:style-name="T5">Toisaalta myös hyvässä kartassa operaatioiden määrä voi jäädä hyvinkin alhaiseksi heurestiikan takia.</text:span></text:p>
        <text:p text:style-name="P9"/>
        <text:p text:style-name="P9">Ainot hitaudet algoritmiin tuovat tarkoituksella hidastettu MT-AA* sekä Javan <text:span text:style-name="T4">oma metodi polun piirtämiselle</text:span>. <text:span text:style-name="T4">Tarkoituksella hidastettu MT-AA* tekee mahdolliseksi sen, että käyttäjällä on aikaa klikata uusi maali algoritmille.</text:span> <text:s text:c="2"/></text:p>
        <text:p text:style-name="P3"/>
        <text:p text:style-name="Normal"/>
        <text:p text:style-name="P3"/>
        <text:p text:style-name="P3"/>
        <text:p text:style-name="P3"><text:soft-page-break/>Puutteet ja parannusehdotukset</text:p>
        <text:p text:style-name="Normal"/>
        <text:p text:style-name="P10">MT-AA* ei ole kaikista tehokkain algoritmi, koska se luottaa A*-algoritmiin. A* on osittain jopa ehkä hieman hidas algoritmi ja sitä paljon tehokkaampi on esimerkiksi JPS (Jump Point Search). <text:s/>Myöskin isoissa esim. 1000 * 1000 verkoissa ongelmaksi tulee se, että solmuja on liian turhan paljon jolloin analysoitavia solmuja voitaisiin ottaa mukaan vain esimerkiksi joka toinen, joka tehostaisi huomattavasti analysointia sekä verkon luontia.</text:p>
        <text:p text:style-name="P10"/>
        <text:p text:style-name="P10"/>
        <text:p text:style-name="P10"/>
        <text:p text:style-name="P10"/>
        <text:p text:style-name="Normal"/>
        <text:p text:style-name="Normal"/>
        <text:p text:style-name="Normal"/>
        <text:p text:style-name="P3">Lähteet</text:p>
        <text:p text:style-name="P3"/>
        <text:p text:style-name="P8">- http://idm-lab.org/bib/abstracts/Koen07e.html</text:p>
        <text:p text:style-name="P5">- <text:a xlink:type="simple" xlink:href="http://en.wikipedia.org/wiki/D"><text:span text:style-name="T3">http://en.wikipedia.org/wiki/D</text:span></text:a><text:span text:style-name="T3">*</text:span></text:p>
        <text:p text:style-name="P5"><text:span text:style-name="T3">- </text:span><text:a xlink:type="simple" xlink:href="http://en.wikipedia.org/wiki/Incremental_heuristic_search"><text:span text:style-name="T3">http://en.wikipedia.org/wiki/Incremental_heuristic_search</text:span></text:a></text:p>
        <text:p text:style-name="P8">- http://en.wikipedia.org/wiki/A*_search_algorithm</text:p>
        <text:p text:style-name="P3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fi" fo:country="FI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break-before="pag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>Toteutusdokumentti</text:p>
        <text:p text:style-name="MP2">Kristian Wahlroos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Kride </meta:initial-creator>
    <meta:creation-date>2015-02-05T21:58:25.813918221</meta:creation-date>
    <dc:date>2015-02-19T23:53:33.955529812</dc:date>
    <dc:creator>Kride </dc:creator>
    <meta:editing-duration>PT28M23S</meta:editing-duration>
    <meta:editing-cycles>6</meta:editing-cycles>
    <meta:document-statistic meta:table-count="0" meta:image-count="0" meta:object-count="0" meta:page-count="2" meta:paragraph-count="18" meta:word-count="436" meta:character-count="3547" meta:non-whitespace-character-count="3547"/>
  </office:meta>
</office:document-meta>
</file>